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rial2" svg:font-family="Arial" style:font-family-generic="roman"/>
    <style:font-face style:name="Arial CE" svg:font-family="'Arial CE'" style:font-family-generic="roman"/>
    <style:font-face style:name="Times New Roman1" svg:font-family="'Times New Roman'" style:font-family-generic="roman"/>
    <style:font-face style:name="Times New Roman CE" svg:font-family="'Times New Roman CE'" style:font-family-generic="roman"/>
    <style:font-face style:name="Arial1" svg:font-family="Arial" style:font-family-generic="swiss"/>
    <style:font-face style:name="Mono" svg:font-family="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9.502cm" fo:margin-left="-0.191cm" table:align="left"/>
    </style:style>
    <style:style style:name="Tabela1.A" style:family="table-column">
      <style:table-column-properties style:column-width="4.752cm"/>
    </style:style>
    <style:style style:name="Tabela1.B" style:family="table-column">
      <style:table-column-properties style:column-width="1.498cm"/>
    </style:style>
    <style:style style:name="Tabela1.C" style:family="table-column">
      <style:table-column-properties style:column-width="3.253cm"/>
    </style:style>
    <style:style style:name="Tabela1.1" style:family="table-row">
      <style:table-row-properties fo:keep-together="auto"/>
    </style:style>
    <style:style style:name="Tabela1.A1" style:family="table-cell">
      <style:table-cell-properties style:vertical-align="" fo:background-color="#e0e0e0" fo:padding-left="0.191cm" fo:padding-right="0.191cm" fo:padding-top="0cm" fo:padding-bottom="0cm" fo:border="0.5pt solid #000001">
        <style:background-image/>
      </style:table-cell-properties>
    </style:style>
    <style:style style:name="Tabela1.2" style:family="table-row">
      <style:table-row-properties style:min-row-height="0.713cm" fo:keep-together="always"/>
    </style:style>
    <style:style style:name="Tabela1.A2" style:family="table-cell">
      <style:table-cell-properties style:vertical-align="middle" fo:padding-left="0.191cm" fo:padding-right="0.191cm" fo:padding-top="0cm" fo:padding-bottom="0cm" fo:border="0.5pt solid #000001"/>
    </style:style>
    <style:style style:name="Tabela1.B2" style:family="table-cell">
      <style:table-cell-properties style:vertical-align="middle" fo:padding-left="0.191cm" fo:padding-right="0.191cm" fo:padding-top="0cm" fo:padding-bottom="0cm" fo:border="0.5pt solid #000001"/>
    </style:style>
    <style:style style:name="Tabela1.C2" style:family="table-cell">
      <style:table-cell-properties style:vertical-align="middle" fo:padding-left="0.191cm" fo:padding-right="0.191cm" fo:padding-top="0cm" fo:padding-bottom="0cm" fo:border="0.5pt solid #000001"/>
    </style:style>
    <style:style style:name="Tabela1.3" style:family="table-row">
      <style:table-row-properties style:min-row-height="0.829cm" fo:keep-together="always"/>
    </style:style>
    <style:style style:name="Tabela1.A3" style:family="table-cell">
      <style:table-cell-properties style:vertical-align="middle" fo:padding-left="0.191cm" fo:padding-right="0.191cm" fo:padding-top="0cm" fo:padding-bottom="0cm" fo:border="0.5pt solid #000001"/>
    </style:style>
    <style:style style:name="Tabela1.B3" style:family="table-cell">
      <style:table-cell-properties style:vertical-align="middle" fo:padding-left="0.191cm" fo:padding-right="0.191cm" fo:padding-top="0cm" fo:padding-bottom="0cm" fo:border="0.5pt solid #000001"/>
    </style:style>
    <style:style style:name="Tabela1.C3" style:family="table-cell">
      <style:table-cell-properties style:vertical-align="middle" fo:padding-left="0.191cm" fo:padding-right="0.191cm" fo:padding-top="0cm" fo:padding-bottom="0cm" fo:border="0.5pt solid #000001"/>
    </style:style>
    <style:style style:name="P1" style:family="paragraph" style:parent-style-name="Footer">
      <style:paragraph-properties fo:margin-left="0cm" fo:margin-right="-0.053cm" fo:line-height="150%" fo:text-align="end" style:justify-single-word="false" fo:orphans="2" fo:widows="2" fo:text-indent="0cm" style:auto-text-indent="false" style:vertical-align="auto"/>
    </style:style>
    <style:style style:name="P2" style:family="paragraph" style:parent-style-name="Standard">
      <style:paragraph-properties fo:margin-left="0cm" fo:margin-right="0cm" fo:text-align="start" style:justify-single-word="false" fo:orphans="2" fo:widows="2" fo:text-indent="0cm" style:auto-text-indent="false" style:vertical-align="auto"/>
      <style:text-properties style:font-name="Times New Roman1" fo:font-size="10pt" fo:language="pl" fo:country="PL" style:font-size-asian="10pt" style:language-asian="pl" style:country-asian="PL"/>
    </style:style>
    <style:style style:name="P3" style:family="paragraph" style:parent-style-name="Standard">
      <style:paragraph-properties fo:margin-left="0cm" fo:margin-right="0cm" fo:text-align="start" style:justify-single-word="false" fo:orphans="2" fo:widows="2" fo:text-indent="0cm" style:auto-text-indent="false" style:vertical-align="auto"/>
      <style:text-properties style:font-name="Times New Roman1" fo:font-size="10pt" fo:language="pl" fo:country="PL" fo:font-weight="bold" style:font-size-asian="10pt" style:language-asian="pl" style:country-asian="PL" style:font-weight-asian="bold"/>
    </style:style>
    <style:style style:name="P4" style:family="paragraph" style:parent-style-name="Standard">
      <style:paragraph-properties fo:margin-left="0cm" fo:margin-right="0cm" fo:text-align="start" style:justify-single-word="false" fo:orphans="2" fo:widows="2" fo:text-indent="0cm" style:auto-text-indent="false" style:vertical-align="auto"/>
      <style:text-properties style:font-name="Times New Roman CE" fo:font-size="10pt" fo:language="pl" fo:country="PL" fo:font-weight="bold" style:font-size-asian="10pt" style:language-asian="pl" style:country-asian="PL" style:font-weight-asian="bold"/>
    </style:style>
    <style:style style:name="P5" style:family="paragraph" style:parent-style-name="Standard">
      <style:paragraph-properties fo:margin-left="0cm" fo:margin-right="0cm" fo:text-align="start" style:justify-single-word="false" fo:orphans="2" fo:widows="2" fo:text-indent="0cm" style:auto-text-indent="false" style:vertical-align="auto"/>
      <style:text-properties style:font-name="Times New Roman CE" fo:font-size="10pt" fo:language="pl" fo:country="PL" style:font-size-asian="10pt" style:language-asian="pl" style:country-asian="PL"/>
    </style:style>
    <style:style style:name="P6" style:family="paragraph" style:parent-style-name="Standard">
      <style:paragraph-properties fo:margin-left="0.635cm" fo:margin-right="0cm" fo:line-height="150%" fo:text-align="start" style:justify-single-word="false" fo:orphans="2" fo:widows="2" fo:text-indent="0cm" style:auto-text-indent="false" style:vertical-align="auto"/>
      <style:text-properties style:font-name="Times New Roman CE" fo:font-size="10pt" fo:language="pl" fo:country="PL" fo:font-style="italic" style:font-size-asian="10pt" style:language-asian="pl" style:country-asian="PL" style:font-style-asian="italic"/>
    </style:style>
    <style:style style:name="P7" style:family="paragraph" style:parent-style-name="Standard">
      <style:paragraph-properties fo:margin-left="0.635cm" fo:margin-right="0cm" fo:line-height="150%" fo:text-align="start" style:justify-single-word="false" fo:orphans="2" fo:widows="2" fo:text-indent="0cm" style:auto-text-indent="false" style:vertical-align="auto"/>
      <style:text-properties style:font-name="Times New Roman CE" fo:font-size="10pt" fo:language="pl" fo:country="PL" fo:font-style="italic" officeooo:paragraph-rsid="0001caf0" style:font-size-asian="10pt" style:language-asian="pl" style:country-asian="PL" style:font-style-asian="italic"/>
    </style:style>
    <style:style style:name="P8" style:family="paragraph" style:parent-style-name="Standard">
      <style:paragraph-properties fo:margin-left="0.635cm" fo:margin-right="0cm" fo:line-height="150%" fo:text-align="start" style:justify-single-word="false" fo:orphans="2" fo:widows="2" fo:text-indent="0cm" style:auto-text-indent="false" style:vertical-align="auto"/>
      <style:text-properties officeooo:paragraph-rsid="0001caf0"/>
    </style:style>
    <style:style style:name="P9" style:family="paragraph" style:parent-style-name="Standard">
      <style:paragraph-properties fo:margin-left="0.635cm" fo:margin-right="0cm" fo:line-height="150%" fo:text-align="start" style:justify-single-word="false" fo:orphans="2" fo:widows="2" fo:text-indent="0cm" style:auto-text-indent="false" style:vertical-align="auto"/>
      <style:text-properties officeooo:paragraph-rsid="0001fa0f"/>
    </style:style>
    <style:style style:name="P10" style:family="paragraph" style:parent-style-name="Standard">
      <style:paragraph-properties fo:margin-left="0.635cm" fo:margin-right="0cm" fo:line-height="150%" fo:text-align="start" style:justify-single-word="false" fo:orphans="2" fo:widows="2" fo:text-indent="0cm" style:auto-text-indent="false" style:vertical-align="auto"/>
      <style:text-properties officeooo:paragraph-rsid="000231fe"/>
    </style:style>
    <style:style style:name="P11" style:family="paragraph" style:parent-style-name="Standard">
      <style:paragraph-properties fo:margin-left="0.635cm" fo:margin-right="0cm" fo:line-height="150%" fo:text-align="start" style:justify-single-word="false" fo:orphans="2" fo:widows="2" fo:text-indent="0cm" style:auto-text-indent="false" style:vertical-align="auto"/>
      <style:text-properties style:font-name="Times New Roman CE" fo:font-size="10pt" fo:language="pl" fo:country="PL" fo:font-style="italic" officeooo:rsid="0001caf0" officeooo:paragraph-rsid="0001caf0" style:font-size-asian="10pt" style:language-asian="pl" style:country-asian="PL" style:font-style-asian="italic"/>
    </style:style>
    <style:style style:name="P12" style:family="paragraph" style:parent-style-name="Standard">
      <style:paragraph-properties fo:margin-left="0.635cm" fo:margin-right="0cm" fo:line-height="150%" fo:text-align="start" style:justify-single-word="false" fo:orphans="2" fo:widows="2" fo:text-indent="0cm" style:auto-text-indent="false" style:vertical-align="auto"/>
      <style:text-properties style:font-name="Mono" fo:font-size="10pt" fo:language="pl" fo:country="PL" fo:font-style="italic" officeooo:rsid="00080e5c" officeooo:paragraph-rsid="000e798e" style:font-size-asian="10pt" style:language-asian="pl" style:country-asian="PL" style:font-style-asian="italic"/>
    </style:style>
    <style:style style:name="P13" style:family="paragraph" style:parent-style-name="Standard">
      <style:paragraph-properties fo:margin-left="0.635cm" fo:margin-right="0cm" fo:line-height="150%" fo:text-align="start" style:justify-single-word="false" fo:orphans="2" fo:widows="2" fo:text-indent="0cm" style:auto-text-indent="false" style:vertical-align="auto"/>
      <style:text-properties style:font-name="Mono" fo:font-size="10pt" fo:language="pl" fo:country="PL" fo:font-style="italic" officeooo:rsid="00080e5c" officeooo:paragraph-rsid="000e9c0e" style:font-size-asian="10pt" style:language-asian="pl" style:country-asian="PL" style:font-style-asian="italic"/>
    </style:style>
    <style:style style:name="P14" style:family="paragraph" style:parent-style-name="Standard">
      <style:paragraph-properties fo:margin-left="0.635cm" fo:margin-right="0cm" fo:line-height="150%" fo:text-align="start" style:justify-single-word="false" fo:orphans="2" fo:widows="2" fo:text-indent="0cm" style:auto-text-indent="false" style:vertical-align="auto"/>
      <style:text-properties style:font-name="Mono" fo:font-size="10pt" fo:language="pl" fo:country="PL" fo:font-style="italic" officeooo:rsid="00080e5c" officeooo:paragraph-rsid="000fb261" style:font-size-asian="10pt" style:language-asian="pl" style:country-asian="PL" style:font-style-asian="italic"/>
    </style:style>
    <style:style style:name="P15" style:family="paragraph" style:parent-style-name="Standard">
      <style:paragraph-properties fo:margin-left="0.635cm" fo:margin-right="0cm" fo:line-height="150%" fo:text-align="start" style:justify-single-word="false" fo:orphans="2" fo:widows="2" fo:text-indent="0cm" style:auto-text-indent="false" style:vertical-align="auto"/>
      <style:text-properties style:font-name="Mono" fo:font-size="10pt" fo:language="pl" fo:country="PL" fo:font-style="italic" officeooo:rsid="00080e5c" officeooo:paragraph-rsid="00110cfb" style:font-size-asian="10pt" style:language-asian="pl" style:country-asian="PL" style:font-style-asian="italic"/>
    </style:style>
    <style:style style:name="P16" style:family="paragraph" style:parent-style-name="Standard">
      <style:paragraph-properties fo:margin-left="0.635cm" fo:margin-right="0cm" fo:line-height="150%" fo:text-align="start" style:justify-single-word="false" fo:orphans="2" fo:widows="2" fo:text-indent="0cm" style:auto-text-indent="false" style:vertical-align="auto"/>
      <style:text-properties style:font-name="Mono" fo:font-size="10pt" fo:language="pl" fo:country="PL" fo:font-style="italic" officeooo:rsid="00080e5c" officeooo:paragraph-rsid="0013f378" style:font-size-asian="10pt" style:language-asian="pl" style:country-asian="PL" style:font-style-asian="italic"/>
    </style:style>
    <style:style style:name="P17" style:family="paragraph" style:parent-style-name="Standard" style:list-style-name="L1">
      <style:paragraph-properties fo:line-height="150%" fo:text-align="start" style:justify-single-word="false" fo:orphans="2" fo:widows="2" style:vertical-align="auto"/>
      <style:text-properties style:font-name="Times New Roman CE" fo:font-size="10pt" fo:language="pl" fo:country="PL" style:font-size-asian="10pt" style:language-asian="pl" style:country-asian="PL"/>
    </style:style>
    <style:style style:name="P18" style:family="paragraph" style:parent-style-name="Standard" style:list-style-name="L2">
      <style:paragraph-properties fo:line-height="150%" fo:text-align="start" style:justify-single-word="false" fo:orphans="2" fo:widows="2" style:vertical-align="auto">
        <style:tab-stops>
          <style:tab-stop style:position="0.635cm"/>
          <style:tab-stop style:position="1.905cm"/>
        </style:tab-stops>
      </style:paragraph-properties>
      <style:text-properties style:font-name="Times New Roman CE" fo:font-size="10pt" fo:language="pl" fo:country="PL" style:font-size-asian="10pt" style:language-asian="pl" style:country-asian="PL"/>
    </style:style>
    <style:style style:name="P19" style:family="paragraph" style:parent-style-name="Standard" style:list-style-name="L1">
      <style:paragraph-properties fo:line-height="150%" fo:text-align="start" style:justify-single-word="false" fo:orphans="2" fo:widows="2" style:vertical-align="auto"/>
    </style:style>
    <style:style style:name="P20" style:family="paragraph" style:parent-style-name="Standard" style:list-style-name="L1">
      <style:paragraph-properties fo:line-height="150%" fo:text-align="start" style:justify-single-word="false" fo:orphans="2" fo:widows="2" style:vertical-align="auto">
        <style:tab-stops>
          <style:tab-stop style:position="0.635cm"/>
          <style:tab-stop style:position="1.251cm"/>
          <style:tab-stop style:position="6.502cm" style:leader-style="dotted" style:leader-text="."/>
        </style:tab-stops>
      </style:paragraph-properties>
    </style:style>
    <style:style style:name="P21" style:family="paragraph" style:parent-style-name="Standard" style:list-style-name="L2">
      <style:paragraph-properties fo:line-height="150%" fo:text-align="start" style:justify-single-word="false" fo:orphans="2" fo:widows="2" style:vertical-align="auto">
        <style:tab-stops>
          <style:tab-stop style:position="0.635cm"/>
          <style:tab-stop style:position="1.905cm"/>
        </style:tab-stops>
      </style:paragraph-properties>
    </style:style>
    <style:style style:name="P22" style:family="paragraph" style:parent-style-name="Standard" style:list-style-name="L3">
      <style:paragraph-properties fo:line-height="150%" fo:text-align="start" style:justify-single-word="false" fo:orphans="2" fo:widows="2" style:vertical-align="auto"/>
      <style:text-properties style:font-name="Mono" fo:font-size="10pt" fo:language="pl" fo:country="PL" fo:font-style="italic" officeooo:rsid="00080e5c" officeooo:paragraph-rsid="0008ebd3" style:font-size-asian="10pt" style:language-asian="pl" style:country-asian="PL" style:font-style-asian="italic"/>
    </style:style>
    <style:style style:name="P23" style:family="paragraph" style:parent-style-name="Standard" style:list-style-name="L3">
      <style:paragraph-properties fo:line-height="150%" fo:text-align="start" style:justify-single-word="false" fo:orphans="2" fo:widows="2" style:vertical-align="auto"/>
      <style:text-properties style:font-name="Mono" fo:font-size="10pt" fo:language="pl" fo:country="PL" fo:font-style="italic" officeooo:rsid="00080e5c" officeooo:paragraph-rsid="000aeaab" style:font-size-asian="10pt" style:language-asian="pl" style:country-asian="PL" style:font-style-asian="italic"/>
    </style:style>
    <style:style style:name="P24" style:family="paragraph" style:parent-style-name="Standard" style:list-style-name="L3">
      <style:paragraph-properties fo:line-height="150%" fo:text-align="start" style:justify-single-word="false" fo:orphans="2" fo:widows="2" style:vertical-align="auto"/>
      <style:text-properties style:font-name="Mono" fo:font-size="10pt" fo:language="pl" fo:country="PL" fo:font-style="italic" officeooo:rsid="00080e5c" officeooo:paragraph-rsid="000bf35b" style:font-size-asian="10pt" style:language-asian="pl" style:country-asian="PL" style:font-style-asian="italic"/>
    </style:style>
    <style:style style:name="P25" style:family="paragraph" style:parent-style-name="Heading_20_1">
      <style:paragraph-properties fo:margin-left="0cm" fo:margin-right="0cm" fo:margin-top="0.847cm" fo:margin-bottom="0.212cm" style:contextual-spacing="false" fo:line-height="150%" fo:text-align="start" style:justify-single-word="false" fo:orphans="2" fo:widows="2" fo:text-indent="0cm" style:auto-text-indent="false" fo:keep-with-next="always" style:vertical-align="auto"/>
      <style:text-properties style:font-name="Arial CE" fo:font-size="14pt" fo:language="pl" fo:country="PL" fo:font-weight="bold" style:letter-kerning="true" style:font-size-asian="14pt" style:language-asian="pl" style:country-asian="PL" style:font-weight-asian="bold"/>
    </style:style>
    <style:style style:name="P26" style:family="paragraph" style:parent-style-name="Nag_b3_ówek" style:master-page-name="Standard">
      <style:paragraph-properties fo:margin-left="0cm" fo:margin-right="0cm" fo:margin-top="0.847cm" fo:margin-bottom="0.635cm" style:contextual-spacing="false" fo:line-height="150%" fo:text-align="center" style:justify-single-word="false" fo:orphans="2" fo:widows="2" fo:text-indent="0cm" style:auto-text-indent="false" style:page-number="auto" fo:keep-with-next="always" style:vertical-align="auto"/>
      <style:text-properties style:font-name="Arial2" fo:font-size="14pt" fo:language="pl" fo:country="PL" fo:font-weight="bold" style:letter-kerning="true" style:font-size-asian="14pt" style:language-asian="pl" style:country-asian="PL" style:font-weight-asian="bold"/>
    </style:style>
    <style:style style:name="P27" style:family="paragraph" style:parent-style-name="Heading_20_2" style:list-style-name="WWNum2">
      <style:paragraph-properties fo:margin-left="0.635cm" fo:margin-right="0cm" fo:margin-top="0.423cm" fo:margin-bottom="0.106cm" style:contextual-spacing="false" fo:line-height="150%" fo:text-align="start" style:justify-single-word="false" fo:orphans="2" fo:widows="2" fo:text-indent="-0.635cm" style:auto-text-indent="false" fo:keep-with-next="always" style:vertical-align="auto">
        <style:tab-stops>
          <style:tab-stop style:position="0.635cm"/>
        </style:tab-stops>
      </style:paragraph-properties>
      <style:text-properties style:font-name="Arial2" fo:font-size="12pt" fo:language="pl" fo:country="PL" fo:font-weight="bold" style:font-size-asian="12pt" style:language-asian="pl" style:country-asian="PL" style:font-weight-asian="bold"/>
    </style:style>
    <style:style style:name="P28" style:family="paragraph" style:parent-style-name="Heading_20_2" style:list-style-name="WWNum2">
      <style:paragraph-properties fo:margin-left="0.635cm" fo:margin-right="0cm" fo:margin-top="0.423cm" fo:margin-bottom="0.106cm" style:contextual-spacing="false" fo:line-height="150%" fo:text-align="start" style:justify-single-word="false" fo:orphans="2" fo:widows="2" fo:text-indent="-0.635cm" style:auto-text-indent="false" fo:keep-with-next="always" style:vertical-align="auto">
        <style:tab-stops>
          <style:tab-stop style:position="0.635cm"/>
        </style:tab-stops>
      </style:paragraph-properties>
    </style:style>
    <style:style style:name="P29" style:family="paragraph" style:parent-style-name="Heading_20_2" style:list-style-name="WWNum2">
      <style:paragraph-properties fo:margin-left="0.635cm" fo:margin-right="0cm" fo:margin-top="0.423cm" fo:margin-bottom="0.106cm" style:contextual-spacing="false" fo:line-height="150%" fo:text-align="start" style:justify-single-word="false" fo:orphans="2" fo:widows="2" fo:text-indent="-0.635cm" style:auto-text-indent="false" fo:keep-with-next="always" style:vertical-align="auto">
        <style:tab-stops>
          <style:tab-stop style:position="0.635cm"/>
        </style:tab-stops>
      </style:paragraph-properties>
      <style:text-properties style:font-name="Arial CE" fo:font-size="12pt" fo:language="pl" fo:country="PL" fo:font-weight="bold" style:font-size-asian="12pt" style:language-asian="pl" style:country-asian="PL" style:font-weight-asian="bold"/>
    </style:style>
    <style:style style:name="T1" style:family="text">
      <style:text-properties fo:font-size="10pt" fo:language="pl" fo:country="PL" style:font-size-asian="10pt" style:language-asian="pl" style:country-asian="PL"/>
    </style:style>
    <style:style style:name="T2" style:family="text">
      <style:text-properties style:font-name="Arial2" fo:font-size="12pt" fo:language="pl" fo:country="PL" fo:font-weight="bold" style:font-size-asian="12pt" style:language-asian="pl" style:country-asian="PL" style:font-weight-asian="bold"/>
    </style:style>
    <style:style style:name="T3" style:family="text">
      <style:text-properties style:font-name="Times New Roman CE" fo:font-size="10pt" fo:language="pl" fo:country="PL" style:font-size-asian="10pt" style:language-asian="pl" style:country-asian="PL"/>
    </style:style>
    <style:style style:name="T4" style:family="text">
      <style:text-properties style:font-name="Times New Roman CE" fo:font-size="10pt" fo:language="pl" fo:country="PL" officeooo:rsid="0001caf0" style:font-size-asian="10pt" style:language-asian="pl" style:country-asian="PL"/>
    </style:style>
    <style:style style:name="T5" style:family="text">
      <style:text-properties style:font-name="Times New Roman CE" fo:font-size="10pt" fo:language="pl" fo:country="PL" officeooo:rsid="00061531" style:font-size-asian="10pt" style:language-asian="pl" style:country-asian="PL"/>
    </style:style>
    <style:style style:name="T6" style:family="text">
      <style:text-properties style:font-name="Times New Roman CE" officeooo:rsid="0008ebd3"/>
    </style:style>
    <style:style style:name="T7" style:family="text">
      <style:text-properties style:font-name="Times New Roman CE" officeooo:rsid="00094243"/>
    </style:style>
    <style:style style:name="T8" style:family="text">
      <style:text-properties style:font-name="Times New Roman CE" fo:font-weight="bold" officeooo:rsid="0008ebd3" style:font-weight-asian="bold" style:font-weight-complex="bold"/>
    </style:style>
    <style:style style:name="T9" style:family="text">
      <style:text-properties style:font-name="Times New Roman CE" officeooo:rsid="000aeaab"/>
    </style:style>
    <style:style style:name="T10" style:family="text">
      <style:text-properties style:font-name="Times New Roman CE" officeooo:rsid="000bf35b"/>
    </style:style>
    <style:style style:name="T11" style:family="text">
      <style:text-properties style:font-name="Times New Roman CE" officeooo:rsid="000d2eb4"/>
    </style:style>
    <style:style style:name="T12" style:family="text">
      <style:text-properties style:font-name="Times New Roman CE" officeooo:rsid="000e798e"/>
    </style:style>
    <style:style style:name="T13" style:family="text">
      <style:text-properties style:font-name="Times New Roman CE" officeooo:rsid="000e9c0e"/>
    </style:style>
    <style:style style:name="T14" style:family="text">
      <style:text-properties style:font-name="Times New Roman CE" officeooo:rsid="000fb261"/>
    </style:style>
    <style:style style:name="T15" style:family="text">
      <style:text-properties style:font-name="Times New Roman CE" officeooo:rsid="00110cfb"/>
    </style:style>
    <style:style style:name="T16" style:family="text">
      <style:text-properties style:font-name="Times New Roman CE" officeooo:rsid="0011296f"/>
    </style:style>
    <style:style style:name="T17" style:family="text">
      <style:text-properties style:font-name="Times New Roman CE" officeooo:rsid="00125750"/>
    </style:style>
    <style:style style:name="T18" style:family="text">
      <style:text-properties style:font-name="Times New Roman CE" officeooo:rsid="0013f378"/>
    </style:style>
    <style:style style:name="T19" style:family="text">
      <style:text-properties style:font-name="Times New Roman1" fo:font-size="10pt" fo:language="pl" fo:country="PL" fo:font-style="italic" officeooo:rsid="0001caf0" style:font-size-asian="10pt" style:language-asian="pl" style:country-asian="PL" style:font-style-asian="italic"/>
    </style:style>
    <style:style style:name="T20" style:family="text">
      <style:text-properties style:font-name="Times New Roman1" fo:font-size="10pt" fo:language="pl" fo:country="PL" fo:font-style="italic" officeooo:rsid="0001fa0f" style:font-size-asian="10pt" style:language-asian="pl" style:country-asian="PL" style:font-style-asian="italic"/>
    </style:style>
    <style:style style:name="T21" style:family="text">
      <style:text-properties style:font-name="Times New Roman1" fo:font-size="10pt" fo:language="pl" fo:country="PL" fo:font-style="italic" officeooo:rsid="000231fe" style:font-size-asian="10pt" style:language-asian="pl" style:country-asian="PL" style:font-style-asian="italic"/>
    </style:style>
    <style:style style:name="T22" style:family="text">
      <style:text-properties style:font-name="Times New Roman1" fo:font-size="10pt" fo:language="pl" fo:country="PL" fo:font-style="italic" officeooo:rsid="0003783e" style:font-size-asian="10pt" style:language-asian="pl" style:country-asian="PL" style:font-style-asian="italic"/>
    </style:style>
    <style:style style:name="T23" style:family="text">
      <style:text-properties style:font-name="Arial CE" fo:font-size="12pt" fo:language="pl" fo:country="PL" fo:font-weight="bold" style:font-size-asian="12pt" style:language-asian="pl" style:country-asian="PL" style:font-weight-asian="bold"/>
    </style:style>
    <style:style style:name="T24" style:family="text">
      <style:text-properties fo:color="#0000ff" style:font-name="Times New Roman CE" fo:font-size="10pt" fo:language="pl" fo:country="PL" style:font-size-asian="10pt" style:language-asian="pl" style:country-asian="PL"/>
    </style:style>
    <style:style style:name="T25" style:family="text">
      <style:text-properties officeooo:rsid="0001caf0"/>
    </style:style>
    <style:style style:name="T26" style:family="text">
      <style:text-properties fo:color="#000000" style:font-name="Times New Roman CE" fo:font-size="10pt" fo:language="pl" fo:country="PL" style:font-size-asian="10pt" style:language-asian="pl" style:country-asian="PL"/>
    </style:style>
    <style:style style:name="T27" style:family="text">
      <style:text-properties officeooo:rsid="000231fe"/>
    </style:style>
    <style:style style:name="T28" style:family="text">
      <style:text-properties officeooo:rsid="00044644"/>
    </style:style>
    <text:list-style style:name="L1">
      <text:list-level-style-bullet text:level="1"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6cm" fo:text-indent="-0.635cm" fo:margin-left="7.67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Laboratorium Podstawy Przetwarzania Rozproszonego<text:line-break/>SPRAWOZDANIE <text:s/>z zadania „<text:span text:style-name="T25">Jaskiniowcy”</text:span></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4">Nazwisko Imię</text:p>
          </table:table-cell>
          <table:table-cell table:style-name="Tabela1.A1" office:value-type="string">
            <text:p text:style-name="P3">album</text:p>
          </table:table-cell>
          <table:table-cell table:style-name="Tabela1.A1" office:value-type="string">
            <text:p text:style-name="P4">termin zajęć</text:p>
          </table:table-cell>
        </table:table-row>
        <table:table-row table:style-name="Tabela1.2">
          <table:table-cell table:style-name="Tabela1.A2" office:value-type="string">
            <text:p text:style-name="P2"/>
          </table:table-cell>
          <table:table-cell table:style-name="Tabela1.B2" office:value-type="string">
            <text:p text:style-name="P2"/>
          </table:table-cell>
          <table:table-cell table:style-name="Tabela1.C3" table:number-rows-spanned="2" office:value-type="string">
            <text:p text:style-name="P5">poniedziałek 9:45</text:p>
            <text:p text:style-name="P5">tydzień nieparzysty</text:p>
          </table:table-cell>
        </table:table-row>
        <table:table-row table:style-name="Tabela1.3">
          <table:table-cell table:style-name="Tabela1.A3" office:value-type="string">
            <text:p text:style-name="P2"/>
          </table:table-cell>
          <table:table-cell table:style-name="Tabela1.B3" office:value-type="string">
            <text:p text:style-name="P2"/>
          </table:table-cell>
          <table:covered-table-cell/>
        </table:table-row>
      </table:table>
      <text:h text:style-name="P25" text:outline-level="1">Część I – Algorytm rozwiązania</text:h>
      <text:list xml:id="list874358261" text:style-name="WWNum2">
        <text:list-item>
          <text:list>
            <text:list-item>
              <text:h text:style-name="P27" text:outline-level="2">Definicja problemu</text:h>
            </text:list-item>
          </text:list>
        </text:list-item>
      </text:list>
      <text:p text:style-name="P7"><text:span text:style-name="T25">Grupy jaskiniowców o różnej wielkości co pewien czas gromadzą się na ceremonie w </text:span><text:span text:style-name="T27">jaskini</text:span><text:span text:style-name="T25"><text:line-break/>o pojemności J. Liczebność grupy waha się od M do N. Gdy jaskinia się zapełni tak, że<text:line-break/>na pewno nie wejdzie żadna następna grupa, odbywa się ceremonia. Po zakończeniu ceremonii<text:line-break/>jaskiniowcy opuszczają jaskinię. Ceremonia nie odbywa się, gdy jaskinia nie zostanie zapełniona.</text:span></text:p>
      <text:p text:style-name="P11"/>
      <text:p text:style-name="P11">Grupa jaskiniowców może wziąć udział w ceremonii tylko, jeżeli przyniesie święte kamienie<text:line-break/>księżycowe z polany świętych kamieni. <text:s/>Wystarczy jeden kamień księżycowy na<text:line-break/>grupę. Po zakończeniu ceremonii grupa odstawia kamienie na polanę, żeby nie<text:line-break/>przeszkadzały w wędrówkach. Kamieni jest K&lt;J. Naraz na polanie w celu zabrania kamienia<text:line-break/>może być tylko jedna grupa jaskiniowców.</text:p>
      <text:p text:style-name="P11"/>
      <text:p text:style-name="P11">Zaimplementować proces jaskiniowców.</text:p>
      <text:list xml:id="list1933189480" text:continue-numbering="true" text:style-name="WWNum2">
        <text:list-item>
          <text:list>
            <text:list-item>
              <text:h text:style-name="P28" text:outline-level="2"><text:span text:style-name="T23">Założenia przyjętego modelu</text:span><text:span text:style-name="T2"> komunikacji</text:span></text:h>
            </text:list-item>
          </text:list>
        </text:list-item>
      </text:list>
      <text:list xml:id="list1554812952" text:style-name="L1">
        <text:list-item>
          <text:p text:style-name="P17">asynchroniczny system z wymianą komunikatów</text:p>
        </text:list-item>
        <text:list-item>
          <text:p text:style-name="P19"><text:span text:style-name="T3">topologia połączeń:</text:span><text:span text:style-name="T26"> każdy z każdym</text:span></text:p>
        </text:list-item>
        <text:list-item>
          <text:p text:style-name="P20"><text:span text:style-name="T3">wymagana pojemność kanału: </text:span><text:span text:style-name="T4">6</text:span><text:span text:style-name="T24"> </text:span><text:span text:style-name="T26">wiadomości w jednym kierunku</text:span></text:p>
        </text:list-item>
        <text:list-item>
          <text:p text:style-name="P19"><text:span text:style-name="T3">inne wymagane własności sieci komunikacyjnej: </text:span><text:span text:style-name="T26">kanały typu FIFO</text:span></text:p>
        </text:list-item>
      </text:list>
      <text:list xml:id="list397609997" text:continue-list="list1933189480" text:style-name="WWNum2">
        <text:list-item>
          <text:list>
            <text:list-item>
              <text:h text:style-name="P27" text:outline-level="2">Algorytm wzajemnego wykluczania</text:h>
            </text:list-item>
          </text:list>
        </text:list-item>
      </text:list>
      <text:p text:style-name="P8"><text:span text:style-name="T19"><text:tab/>W zadaniu pojawiają się dwie sekcje krytyczne. Pierwsza sekcja krytyczna (SK1), to wejście na polanę. Zgodnie z treścią w jednej chwili na polanie może się znajdować maksymalnie jedna grupa (czyli 1 proces), więc jest to zwykły przypadek SK. </text:span><text:span text:style-name="T20">Druga SK, to wejście do jaskini. Jaskinia ma J miejsc i zazwyczaj mieści się w niej więcej, niż 1 grupa, a zatem więcej niż jedna grupa może w danej chwili przebywać w SK. Dla drugiej sekcji krytycznej wybrano modyfikację algorytmu Ricart-Agrawala, która umożliwia wejście wielu procesów naraz. W związku z tym, aby uniknąć skomplikowania zadania przez wykorzystanie wielu algorytmów, w SK1 również wykorzystano algorytm R-A, ale w wersji oryginalnej.</text:span></text:p>
      <text:p text:style-name="P10"><text:span text:style-name="T21"><text:tab/>Algorytm Ricarta-Agrawala bazuje na przyznaniu procesom priorytetów. Kiedy proces ubiega się o wejście do SK wysyła wiadomości-żądania do wszystkich pozostałych. Może wejść do SK dopiero po otrzymaniu potwierdzenia od każdego z nich. Jeżeli w danym momencie proces nie czeka na wejście do SK, to powinien od razu odesłać potwierdzenie. W </text:span><text:soft-page-break/><text:span text:style-name="T21">przeciwnym wypadku porównuje priorytety. Jeżeli </text:span><text:span text:style-name="T22">żądający ma wyższy priorytet – pytany odsyła mu zezwolenie i czeka, a jeżeli żądający ma niższy priorytet, to potwierdzenie zostanie odesłane dopiero po wejściu i wyjściu z SK.</text:span></text:p>
      <text:p text:style-name="P9"><text:span text:style-name="T20"><text:tab/>W SK2 wykorzystano następującą modyfikację algorytmu R-A. </text:span><text:span text:style-name="T21">W jednym ze źródeł udało się znaleźć opis dowodzący, że jeżeli do SK może wejść k procesów, to proces ubiegający się o wejście nie musi czekać na otrzymanie n-1 potwierdzeń, a wystarczy mu tylko k potwierdzeń. Na potrzeby zadania zmodyfikowano ten pomysł jeszcze trochę, a mianowicie uznano, że procesowi 'i' wystarczy taka liczba potwierdzeń, aby suma liczebności grup, które zrzekają się dostępu do SK była nie mniejsza, niż łączna liczebność wszystkich grup pomniejszona o pojemność jaskini.</text:span></text:p>
      <text:list xml:id="list1253517232" text:continue-numbering="true" text:style-name="WWNum2">
        <text:list-item>
          <text:list>
            <text:list-item>
              <text:h text:style-name="P29" text:outline-level="2">Analiza złożoności komunikacyjnej algorytmu</text:h>
            </text:list-item>
          </text:list>
        </text:list-item>
      </text:list>
      <text:p text:style-name="P6">złożoność pojedynczego przebiegu jednej instancji algorytmu (czyli z punktu widzenia pojedynczego procesu); <text:span text:style-name="T28">N – liczba procesów</text:span></text:p>
      <text:list xml:id="list8743582611" text:style-name="L2">
        <text:list-item>
          <text:p text:style-name="P18">złożoność komunikacyjna pakietowa, wyrażona w liczbie komunikatów: <text:span text:style-name="T28">10*N</text:span></text:p>
        </text:list-item>
        <text:list-item>
          <text:p text:style-name="P21"><text:span text:style-name="T3">złożoność czasowa przy założeniu jednostkowego czasu przesłania pojedynczego komunikatu w kanale: </text:span><text:span text:style-name="T5">10</text:span></text:p>
        </text:list-item>
      </text:list>
      <text:h text:style-name="P25" text:outline-level="1">Część II – Implementacja rozwiązania</text:h>
      <text:p text:style-name="P12"><text:span text:style-name="T6"><text:tab/>Poniżej przedstawiony zostanie algorytm, zgodnie z którym działa program. Algorytm zakłada współbieżne działanie dwóch </text:span><text:span text:style-name="T10">podprocesów</text:span><text:span text:style-name="T6"> w ramach jednego procesu.</text:span></text:p>
      <text:h text:style-name="Heading_20_2" text:outline-level="2"><text:span text:style-name="T12">1.<text:tab/>Podproces nasłuchujący</text:span></text:h>
      <text:p text:style-name="P12"><text:span text:style-name="T6">Rolą pierwszego procesu jest </text:span><text:span text:style-name="T11">ciągłe </text:span><text:span text:style-name="T6">odbieranie wszystkich wiadomości, które przychodzą do procesu. W programie występują następujące typy wiadomości:</text:span></text:p>
      <text:list xml:id="list1973733205" text:style-name="L3">
        <text:list-item>
          <text:p text:style-name="P22"><text:span text:style-name="T8">GROUP_SIZE</text:span><text:span text:style-name="T6"> – zawiera informację o rozmiarze grupy nadawcy. </text:span><text:span text:style-name="T12">Jest to jedyna wiadomość, która jest odbierana w drugim podprocesie.</text:span><text:span text:style-name="T6"><text:line-break/></text:span><text:span text:style-name="T7">Reakcją na </text:span><text:span text:style-name="T9">tą wiadomość jest zapamiętanie przez odbiorcę przesłanego rozmiaru grupy.</text:span></text:p>
        </text:list-item>
        <text:list-item>
          <text:p text:style-name="P23"><text:span text:style-name="T8">REQUEST_FIELD </text:span><text:span text:style-name="T6">– oznacza żądanie wejścia na polanę – do SK1.<text:line-break/></text:span><text:span text:style-name="T7">Reakcją na </text:span><text:span text:style-name="T9">tą wiadomość jest udzielenie nadawcy zgody na wejście na polanę, przez wysłanie ACK_FIELD. Wysłanie to może nastąpić natychmiastowo, bądź może być odłożone do kolejki, zgodnie z algorytmem R-A.</text:span></text:p>
        </text:list-item>
        <text:list-item>
          <text:p text:style-name="P23"><text:span text:style-name="T8">ACK_FIELD</text:span><text:span text:style-name="T6"> – oznacza zgodę na wejście na polanę.<text:line-break/></text:span><text:span text:style-name="T7">Reakcją na </text:span><text:span text:style-name="T9">tą wiadomość jest zapis informacji o otrzymaniu kolejnego potwierdzenia. Jeżeli liczba otrzymanych potwierdzeń jest równa liczbie procesów N (REQUEST_FIELD </text:span><text:span text:style-name="T10">i ACK_FIELD </text:span><text:span text:style-name="T9">jest wysyłane również do siebie samego), to należy zmienić stan procesu, kończąc oczekiwanie na wejście na polanę.</text:span></text:p>
        </text:list-item>
        <text:list-item>
          <text:p text:style-name="P23"><text:span text:style-name="T8">PICK_STONE </text:span><text:span text:style-name="T6">– informuje o zabraniu przez nadawcę kamienia z polany.<text:line-break/></text:span><text:span text:style-name="T7">Reakcją na </text:span><text:span text:style-name="T9">tą wiadomość jest zapisanie informacji, że proces nadawcy posiada kamień.</text:span></text:p>
        </text:list-item>
        <text:list-item>
          <text:p text:style-name="P23"><text:span text:style-name="T8">LEAVE_STONE </text:span><text:span text:style-name="T6">- informuje o odłożeniu przez nadawcę kamienia na polanę.<text:line-break/></text:span><text:span text:style-name="T7">Reakcją na </text:span><text:span text:style-name="T9">tą wiadomość jest zapisanie informacji, że proces nadawcy nie posiada kamienia.</text:span></text:p>
        </text:list-item>
        <text:list-item>
          <text:p text:style-name="P24"><text:span text:style-name="T8">REQUEST_CAVE </text:span><text:span text:style-name="T6">- oznacza żądanie wejścia do jaskini – do SK2.<text:line-break/></text:span><text:span text:style-name="T7">Reakcją na </text:span><text:span text:style-name="T9">tą wiadomość jest udzielenie nadawcy zgody na wejście na polanę, przez wysłanie ACK_</text:span><text:span text:style-name="T10">CAVE</text:span><text:span text:style-name="T9">. Wysłanie to może nastąpić natychmiastowo, bądź może być odłożone do kolejki, zgodnie z </text:span><text:span text:style-name="T10">ww. uogólnionym </text:span><text:span text:style-name="T9">algorytmem R-A.</text:span></text:p>
        </text:list-item>
        <text:list-item>
          <text:p text:style-name="P24"><text:span text:style-name="T8">ACK_CAVE </text:span><text:span text:style-name="T7">- </text:span><text:span text:style-name="T6">oznacza zgodę na wejście </text:span><text:span text:style-name="T7">do jaskini.</text:span><text:span text:style-name="T6"><text:line-break/></text:span><text:span text:style-name="T7">Reakcją na </text:span><text:span text:style-name="T9">tą wiadomość jest zapis informacji, </text:span><text:span text:style-name="T10">że nadawca nie przebywa w jaskini</text:span><text:span text:style-name="T9">. Jeżeli </text:span><text:span text:style-name="T10">suma wielkości grup, które nie wysłały potwierdzenia (potencjalnie mogą być w jaskini) jest mniejsza od wielkości jaskini, o co najmniej </text:span><text:soft-page-break/><text:span text:style-name="T10">wielkość grupy odbiorcy </text:span><text:span text:style-name="T9">(</text:span><text:span text:style-name="T10">REQUEST_CAVE i ACK</text:span><text:span text:style-name="T9">_</text:span><text:span text:style-name="T10">CAVE </text:span><text:span text:style-name="T9">jest wysyłane również do siebie samego), to należy zmienić stan procesu, kończąc oczekiwanie na wejście </text:span><text:span text:style-name="T10">do jaskini</text:span><text:span text:style-name="T9">.</text:span></text:p>
        </text:list-item>
        <text:list-item>
          <text:p text:style-name="P23"><text:span text:style-name="T8">ENTER_CAVE </text:span><text:span text:style-name="T7">- </text:span><text:span text:style-name="T6">oznacza wejście </text:span><text:span text:style-name="T7">nadawcy do jaskini.</text:span><text:span text:style-name="T6"><text:line-break/></text:span><text:span text:style-name="T7">Reakcją na </text:span><text:span text:style-name="T9">tą wiadomość jest </text:span><text:span text:style-name="T11">zapisanie informacji o obecności nadawcy w jaskini.</text:span></text:p>
        </text:list-item>
        <text:list-item>
          <text:p text:style-name="P23"><text:span text:style-name="T8">CELEBRATE</text:span><text:span text:style-name="T6"> –</text:span><text:span text:style-name="T7"> informuje o rozpoczęciu ceremonii przez nadawcę.</text:span><text:span text:style-name="T6"><text:line-break/></text:span><text:span text:style-name="T11">Jeżeli odbiorca był w stanie oczekiwania na rozpoczęcie ceremonii, to r</text:span><text:span text:style-name="T7">eakcją na </text:span><text:span text:style-name="T9">tą wiadomość jest </text:span><text:span text:style-name="T11">przerwanie oczekiwania i rozpoczęcie 'ceremonii'.</text:span></text:p>
        </text:list-item>
        <text:list-item>
          <text:p text:style-name="P23"><text:span text:style-name="T8">LEAVE_CAVE</text:span><text:span text:style-name="T6"> –</text:span><text:span text:style-name="T7"> informuje o opuszczeniu jaskini przez nadawcę.</text:span><text:span text:style-name="T6"><text:line-break/></text:span><text:span text:style-name="T7">Reakcją na </text:span><text:span text:style-name="T9">tą wiadomość jest </text:span><text:span text:style-name="T11">zapisanie tej informacji.</text:span></text:p>
        </text:list-item>
      </text:list>
      <text:h text:style-name="Heading_20_2" text:outline-level="2"><text:span text:style-name="T12">2. Podproces pętli głównej</text:span></text:h>
      <text:p text:style-name="P12"><text:span text:style-name="T11">Drugi podproces stanowi cykl życia programu. Rozpoczyna się on od fazy inicjacji.</text:span></text:p>
      <text:h text:style-name="Heading_20_3" text:outline-level="3"><text:span text:style-name="T12">2.1 Faza inicjacji</text:span></text:h>
      <text:p text:style-name="P12"><text:span text:style-name="T11">Na początek, </text:span><text:span text:style-name="T12">przed pętlą, </text:span><text:span text:style-name="T11">inicjalizowane są w niej wszystkie zmienne </text:span><text:span text:style-name="T12">oraz losowana jest wielkość grupy i wszystkie procesy są o tym powiadamiane przez wiadomość GROUP_SIZE. Następnie nasłuchiwane są wielkości pozostałych grup, gdyż informacja ta jest niezbędna dla dalszego przetwarzania.</text:span></text:p>
      <text:h text:style-name="Heading_20_3" text:outline-level="3"><text:span text:style-name="T12">2.2 Stan początkowy</text:span></text:h>
      <text:p text:style-name="P13"><text:span text:style-name="T12">Stan ten oznacza, że proces jest na początku pętli, czyli </text:span><text:span text:style-name="T13">właśnie </text:span><text:span text:style-name="T12">został zainicjalizowany lub </text:span><text:span text:style-name="T13">skończył cały poprzedni przebieg pętli. W stanie tym proces wysyła do wszystkich procesów żądanie wejścia na polanę (REQUEST_FIELD). Do stanu następnego </text:span><text:span text:style-name="T15">proces </text:span><text:span text:style-name="T13">zostaje wprowadzony przez podproces obsługi odpowiedzi ACK_FIELD.</text:span></text:p>
      <text:h text:style-name="Heading_20_3" text:outline-level="3"><text:span text:style-name="T14">2.3 Stan na polanie i do jaskini</text:span></text:h>
      <text:p text:style-name="P14"><text:span text:style-name="T14">Wejście w ten stan oznacza, że proces uzyskał dostęp do polany. Jeżeli na polanie nie ma żadnych kamieni, to czeka nie wychodząc z polany, gdyż odłożenie kamienia przez inny proces odbywa się niezależnie. Po wzięciu 1 kamienia rozsyłana jest do wszystkich informacja o tym fakcie (PICK_STONE), a następnie proces wychodzi z SK1. Sygnalizuje to przez wysłanie wszystkich oczekujących odpowiedzi ACK_FIELD. </text:span><text:span text:style-name="T15">Na koniec wysyłane są do wszystkich procesów żądania wejścia do jaskini (REQUEST_CAVE). Do następnego stanu proces zostaje wprowadzony podczas obsługi odpowiedzi ACK_CAVE.</text:span></text:p>
      <text:h text:style-name="Heading_20_3" text:outline-level="3"><text:span text:style-name="T15">2.4 Stan czekania na ceremonię</text:span></text:h>
      <text:p text:style-name="P15"><text:span text:style-name="T15">Wejście w ten stan oznacza, że proces uzyskał dostęp do jaskini. W tym momencie czeka do momentu zapełnienia jaskini. </text:span><text:span text:style-name="T16">Zapełnienie jaskini następuje w momencie, kiedy </text:span><text:span text:style-name="T17">nie ma już chętnych na wejście do niej, bądź nie ma żadnego chętnego, który mógłby się jeszcze zmieścić do jaskini. Przejście do ceremonii następuje zaraz po wykryciu zapełnienia jaskini przez okresowe sprawdzanie listy gości lub może być wcześniej wywołane przez </text:span><text:span text:style-name="T18">otrzymanie od innego procesu informacji o rozpoczęciu ceremonii.</text:span></text:p>
      <text:h text:style-name="Heading_20_3" text:outline-level="3"><text:span text:style-name="T18">2.5 Stan Ceremonii</text:span></text:h>
      <text:p text:style-name="P16"><text:span text:style-name="T18">Stan ten kończy pętlę. Następuje w nim zwolnienie jaskini (LEAVE_CAVE), odłożenie kamienia (LEAVE_STONE) i wysłanie oczekujących odpowiedzi (ACK_CAVE). Ważne przy tym jest zachowanie tej kolejności. Na koniec proces powraca do stanu początkoweg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Arial2" svg:font-family="Arial" style:font-family-generic="roman"/>
    <style:font-face style:name="Arial CE" svg:font-family="'Arial CE'" style:font-family-generic="roman"/>
    <style:font-face style:name="Times New Roman1" svg:font-family="'Times New Roman'" style:font-family-generic="roman"/>
    <style:font-face style:name="Times New Roman CE" svg:font-family="'Times New Roman CE'" style:font-family-generic="roman"/>
    <style:font-face style:name="Arial1" svg:font-family="Arial" style:font-family-generic="swiss"/>
    <style:font-face style:name="Mono" svg:font-family="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default-outline-level="" style:class="extra">
      <style:paragraph-properties fo:margin="100%" fo:margin-left="0cm" fo:margin-right="0cm" fo:margin-top="0.423cm" fo:margin-bottom="0.212cm" style:contextual-spacing="false" fo:text-align="start" style:justify-single-word="false" fo:orphans="2" fo:widows="2" fo:text-indent="0cm" style:auto-text-indent="false" fo:keep-with-next="always" style:vertical-align="auto">
        <style:tab-stops>
          <style:tab-stop style:position="8.001cm" style:type="center"/>
          <style:tab-stop style:position="16.002cm" style:type="right"/>
        </style:tab-stops>
      </style:paragraph-properties>
      <style:text-properties style:font-name="Arial" fo:font-size="10pt" fo:language="pl" fo:country="PL" style:font-name-asian="Microsoft YaHei" style:font-size-asian="10pt" style:language-asian="pl" style:country-asian="PL"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Header" style:next-style-name="Text_20_body" style:default-outline-level="1" style:class="text">
      <style:paragraph-properties fo:margin="100%" fo:margin-left="0cm" fo:margin-right="0cm" fo:margin-top="0.847cm" fo:margin-bottom="0.212cm" style:contextual-spacing="false" fo:text-align="start" style:justify-single-word="false" fo:orphans="2" fo:widows="2" fo:text-indent="0cm" style:auto-text-indent="false" fo:keep-with-next="always" style:vertical-align="auto"/>
      <style:text-properties style:font-name="Arial1" fo:font-size="14pt" fo:language="pl" fo:country="PL" fo:font-weight="bold" style:letter-kerning="true" style:font-size-asian="14pt" style:language-asian="pl" style:country-asian="PL" style:font-weight-asian="bold"/>
    </style:style>
    <style:style style:name="Heading_20_2" style:display-name="Heading 2" style:family="paragraph" style:parent-style-name="Header" style:next-style-name="Text_20_body" style:default-outline-level="2" style:class="text">
      <style:paragraph-properties fo:margin="100%" fo:margin-left="0.635cm" fo:margin-right="0cm" fo:margin-top="0.423cm" fo:margin-bottom="0.106cm" style:contextual-spacing="false" fo:text-align="start" style:justify-single-word="false" fo:orphans="2" fo:widows="2" fo:text-indent="-0.635cm" style:auto-text-indent="false" fo:keep-with-next="always" style:vertical-align="auto">
        <style:tab-stops>
          <style:tab-stop style:position="0.635cm"/>
        </style:tab-stops>
      </style:paragraph-properties>
      <style:text-properties style:font-name="Arial1" fo:font-size="12pt" fo:language="pl" fo:country="PL" fo:font-weight="bold" style:font-size-asian="12pt" style:language-asian="pl" style:country-asian="PL" style:font-weight-asian="bold"/>
    </style:style>
    <style:style style:name="Heading_20_3" style:display-name="Heading 3" style:family="paragraph" style:parent-style-name="Header" style:next-style-name="Text_20_body" style:default-outline-level="3" style:class="text">
      <style:paragraph-properties fo:margin="100%" fo:margin-left="0cm" fo:margin-right="0cm" fo:margin-top="0.423cm" fo:margin-bottom="0.106cm" style:contextual-spacing="false" fo:text-align="start" style:justify-single-word="false" fo:orphans="2" fo:widows="2" fo:text-indent="0cm" style:auto-text-indent="false" fo:keep-with-next="always" style:vertical-align="auto"/>
      <style:text-properties style:font-name="Arial1" fo:font-size="11pt" fo:language="pl" fo:country="PL" fo:font-weight="bold" style:font-size-asian="11pt" style:language-asian="pl" style:country-asian="PL" style:font-weight-asian="bold"/>
    </style:style>
    <style:style style:name="Nag_b3_ówek" style:display-name="Nag³ówek" style:family="paragraph" style:parent-style-name="Heading_20_1" style:default-outline-level="" style:list-style-name="">
      <style:paragraph-properties fo:margin="100%" fo:margin-left="0cm" fo:margin-right="0cm" fo:margin-top="0.847cm" fo:margin-bottom="0.635cm" style:contextual-spacing="false" fo:text-align="center" style:justify-single-word="false" fo:orphans="2" fo:widows="2" fo:text-indent="0cm" style:auto-text-indent="false" fo:keep-with-next="always" style:vertical-align="auto"/>
      <style:text-properties style:font-name="Arial1" fo:font-size="14pt" fo:language="pl" fo:country="PL" fo:font-weight="bold" style:letter-kerning="true" style:font-size-asian="14pt" style:language-asian="pl" style:country-asian="PL" style:font-weight-asian="bold"/>
    </style:style>
    <style:style style:name="Footer" style:family="paragraph" style:parent-style-name="Standard" style:default-outline-level="" style:class="extra">
      <style:paragraph-properties fo:margin="100%" fo:margin-left="0cm" fo:margin-right="0cm" fo:margin-top="0cm" fo:margin-bottom="0cm" style:contextual-spacing="false" fo:text-align="start" style:justify-single-word="false" fo:orphans="2" fo:widows="2" fo:text-indent="0cm" style:auto-text-indent="false" text:number-lines="false" text:line-number="0" style:vertical-align="auto">
        <style:tab-stops>
          <style:tab-stop style:position="8.001cm" style:type="center"/>
          <style:tab-stop style:position="16.002cm" style:type="right"/>
        </style:tab-stops>
      </style:paragraph-properties>
      <style:text-properties fo:font-size="10pt" fo:language="pl" fo:country="PL" style:font-size-asian="10pt" style:language-asian="pl" style:country-asian="PL"/>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053cm" fo:line-height="150%" fo:text-align="end" style:justify-single-word="false" fo:orphans="2" fo:widows="2" fo:text-indent="0cm" style:auto-text-indent="false" style:vertical-align="auto"/>
    </style:style>
    <style:style style:name="MT1" style:family="text">
      <style:text-properties fo:font-size="10pt" fo:language="pl" fo:country="PL" style:font-size-asian="10pt" style:language-asian="pl" style:country-asian="PL"/>
    </style:style>
    <style:page-layout style:name="Mpm1">
      <style:page-layout-properties fo:page-width="21.001cm" fo:page-height="29.7cm" style:num-format="1" style:print-orientation="portrait" fo:margin-top="1cm" fo:margin-bottom="1.251cm" fo:margin-left="1.401cm" fo:margin-right="1.401cm" style:writing-mode="lr-tb" style:layout-grid-color="#c0c0c0" style:layout-grid-lines="27449"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text:page-number text:select-page="current">1</text:page-number><text:span text:style-name="MT1">/</text:span><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ł Szychowiak</meta:initial-creator>
    <meta:creation-date>2003-12-04T16:54:00</meta:creation-date>
    <dc:date>2014-07-02T14:43:22</dc:date>
    <meta:editing-cycles>8</meta:editing-cycles>
    <meta:editing-duration>PT2H36M18S</meta:editing-duration>
    <meta:generator>LibreOffice/3.6$Linux_X86_64 LibreOffice_project/360m1$Build-2</meta:generator>
    <dc:creator>Artur Warejko</dc:creator>
    <meta:document-statistic meta:table-count="1" meta:image-count="0" meta:object-count="0" meta:page-count="3" meta:paragraph-count="51" meta:word-count="1185" meta:character-count="8223" meta:non-whitespace-character-count="7103"/>
    <meta:user-defined meta:name="Company">Instytut Informatyki</meta:user-defined>
    <meta:user-defined meta:name="Operator">Michał Szychowiak</meta:user-defined>
  </office:meta>
</office:document-meta>
</file>